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87a" officeooo:paragraph-rsid="000d68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 with SSL:</text:p>
      <text:p text:style-name="P1">http://www.ntu.edu.sg/home/ehchua/programming/webprogramming/HTTP_SSL.html</text:p>
      <text:p text:style-name="P1">https://geekflare.com/apache-setup-ssl-certificate/</text:p>
      <text:p text:style-name="P1">https://httpd.apache.org/docs/2.4/ssl/ssl_howto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00:52:40.731428369</meta:creation-date>
    <dc:date>2017-07-04T00:53:01.465858984</dc:date>
    <meta:editing-duration>PT21S</meta:editing-duration>
    <meta:editing-cycles>1</meta:editing-cycles>
    <meta:document-statistic meta:table-count="0" meta:image-count="0" meta:object-count="0" meta:page-count="1" meta:paragraph-count="4" meta:word-count="6" meta:character-count="192" meta:non-whitespace-character-count="190"/>
    <meta:generator>LibreOffice/5.1.6.2$Linux_X86_64 LibreOffice_project/10m0$Build-2</meta:generator>
  </office:meta>
</office:document-meta>
</file>